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4706" officeooo:paragraph-rsid="0014232e"/>
    </style:style>
    <style:style style:name="P2" style:family="paragraph" style:parent-style-name="Standard">
      <style:text-properties officeooo:rsid="000f8dbb" officeooo:paragraph-rsid="0014232e"/>
    </style:style>
    <style:style style:name="P3" style:family="paragraph" style:parent-style-name="Standard">
      <style:text-properties officeooo:rsid="0014232e" officeooo:paragraph-rsid="0014232e"/>
    </style:style>
    <style:style style:name="P4" style:family="paragraph" style:parent-style-name="Standard">
      <style:text-properties officeooo:rsid="002202b3" officeooo:paragraph-rsid="002202b3"/>
    </style:style>
    <style:style style:name="P5" style:family="paragraph" style:parent-style-name="Standard">
      <style:text-properties officeooo:rsid="00115ef6" officeooo:paragraph-rsid="0014232e"/>
    </style:style>
    <style:style style:name="P6" style:family="paragraph" style:parent-style-name="Standard">
      <style:text-properties officeooo:rsid="00236233" officeooo:paragraph-rsid="00236233"/>
    </style:style>
    <style:style style:name="P7" style:family="paragraph" style:parent-style-name="Standard" style:list-style-name="L2">
      <style:text-properties officeooo:rsid="00236233" officeooo:paragraph-rsid="00236233"/>
    </style:style>
    <style:style style:name="P8" style:family="paragraph" style:parent-style-name="Standard" style:list-style-name="L2">
      <style:text-properties officeooo:rsid="0023df4e" officeooo:paragraph-rsid="0023df4e"/>
    </style:style>
    <style:style style:name="P9" style:family="paragraph" style:parent-style-name="Standard">
      <style:text-properties officeooo:rsid="0023df4e" officeooo:paragraph-rsid="0023df4e"/>
    </style:style>
    <style:style style:name="P10" style:family="paragraph" style:parent-style-name="Standard" style:list-style-name="L3">
      <style:text-properties officeooo:rsid="0023df4e" officeooo:paragraph-rsid="0023df4e"/>
    </style:style>
    <style:style style:name="T1" style:family="text">
      <style:text-properties officeooo:rsid="0014232e"/>
    </style:style>
    <style:style style:name="T2" style:family="text">
      <style:text-properties officeooo:rsid="002202b3"/>
    </style:style>
    <style:style style:name="T3" style:family="text">
      <style:text-properties style:text-underline-style="solid" style:text-underline-width="auto" style:text-underline-color="font-color"/>
    </style:style>
    <style:style style:name="T4" style:family="text">
      <style:text-properties officeooo:rsid="0025d7e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ZOP SPECIFICATION</text:p>
      <text:p text:style-name="P4">COMMENTS</text:p>
      <text:p text:style-name="P2"/>
      <text:p text:style-name="P5">Level: <text:span text:style-name="T1">3</text:span></text:p>
      <text:p text:style-name="P6">Specification ID: 304</text:p>
      <text:p text:style-name="P1">Version: 0.1 (under initial construction)</text:p>
      <text:p text:style-name="P1"/>
      <text:p text:style-name="P3">INTRODUCTION</text:p>
      <text:p text:style-name="P3">This document defines <text:span text:style-name="T2">a “Comment” within the Vizop data structure</text:span>.</text:p>
      <text:p text:style-name="P3"/>
      <text:p text:style-name="P6">DEFINITION OF A COMMENT</text:p>
      <text:p text:style-name="P6">A comment is a text attached to a user-defined data item. For example, comments can be attached to the text in a HAZOP cause, and to the frequency in a Fault Tree event.</text:p>
      <text:p text:style-name="P6"/>
      <text:p text:style-name="P6">Comments allow the user to capture pieces of information about the PHA.</text:p>
      <text:p text:style-name="P6"/>
      <text:p text:style-name="P6">The following are key features of comments:</text:p>
      <text:list xml:id="list1051643916" text:style-name="L2">
        <text:list-item>
          <text:p text:style-name="P7">Comments are stored in the project file, attached to the associated data item.</text:p>
        </text:list-item>
        <text:list-item>
          <text:p text:style-name="P7">Comments are loaded with the project file, so that they can be viewed and edited when required.</text:p>
        </text:list-item>
        <text:list-item>
          <text:p text:style-name="P7">Comments can be inserted, edited and deleted by the main user (the user with editing rights) and not by any other collaborator in the project.</text:p>
        </text:list-item>
        <text:list-item>
          <text:p text:style-name="P8">Each and every user-enterable data item can have a comment attached, as far as practicable.</text:p>
        </text:list-item>
        <text:list-item>
          <text:p text:style-name="P8">Multiple comments can be entered for each data item.</text:p>
        </text:list-item>
        <text:list-item>
          <text:p text:style-name="P8">Data items will have a consistent user interface to insert, edit and delete comments, as far as practicable.</text:p>
        </text:list-item>
        <text:list-item>
          <text:p text:style-name="P8">Each and every comment in the project must be able to be shown in the output for the respective PHA model (e.g. exports, reports etc.). This is critical, and is a key advantage over competing software.</text:p>
        </text:list-item>
      </text:list>
      <text:p text:style-name="P9"/>
      <text:p text:style-name="P9">USER INTERFACE FOR COMMENTS</text:p>
      <text:p text:style-name="P9">Data items that can have comments attached will have a “Comment” button next to them. The comment button is a small image button. When the data item already has one or more comments defined, the button is shown with a distinctive marker (for example, a small coloured dot in the top right corner).</text:p>
      <text:p text:style-name="P9"/>
      <text:p text:style-name="P9">When the user clicks the Comment button, an “edit comment” aspect appears in the control panel. This contains fields for entering and deleting comments for the respective data item. (In a future version, we may replace this with an “edit in place” text field that appears beside, and hovers over, the data item itself; this may give a better user experience.)</text:p>
      <text:p text:style-name="P9">The design of the “edit comment” aspect can be the same as in SILability.</text:p>
      <text:p text:style-name="P9"/>
      <text:p text:style-name="P9">COMMENT CONTENT</text:p>
      <text:p text:style-name="P9">Initially, comments will be allowed to contain plain text only, <text:span text:style-name="T4">including unicode</text:span>. <text:span text:style-name="T4">Multi-line comments are allowed.</text:span></text:p>
      <text:p text:style-name="P9"/>
      <text:p text:style-name="P9">In future, we might enrich this by allowing the user to insert links to other objects, such as related data items. For example, the user may wish to comment “This frequency is set to 0.1 for consistency with <text:span text:style-name="T3">this item</text:span>” (linking to another item).</text:p>
      <text:p text:style-name="P9">Also, the user may wish to link to input documents (e.g. “Set to 0.1 as detailed in <text:span text:style-name="T3">this document</text:span>”).</text:p>
      <text:p text:style-name="P9"/>
      <text:p text:style-name="P9">IMPLEMENTATION OF COMMENTS IN DATA STRUCTURE</text:p>
      <text:p text:style-name="P9"><text:soft-page-break/>Each commentable object has an attribute named “Comments”, which is a list containing CommentItem objects.</text:p>
      <text:p text:style-name="P9"/>
      <text:p text:style-name="P9">Attributes of CommentItem:</text:p>
      <text:list xml:id="list1857970365" text:style-name="L3">
        <text:list-item>
          <text:p text:style-name="P10">ID (str)</text:p>
        </text:list-item>
        <text:list-item>
          <text:p text:style-name="P10">Content (unicode)</text:p>
        </text:list-item>
        <text:list-item>
          <text:p text:style-name="P10">IsVisible (bool) – initially always True. For potential future features.</text:p>
        </text:list-item>
        <text:list-item>
          <text:p text:style-name="P10">ShowInReport (bool) – initially always True. For potential future featur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0:31:57.572893854</meta:creation-date>
    <meta:generator>LibreOffice/5.4.2.2$MacOSX_X86_64 LibreOffice_project/22b09f6418e8c2d508a9eaf86b2399209b0990f4</meta:generator>
    <dc:date>2019-06-04T08:28:41.617326375</dc:date>
    <meta:editing-duration>P1DT9H35M13S</meta:editing-duration>
    <meta:editing-cycles>12</meta:editing-cycles>
    <meta:document-statistic meta:table-count="0" meta:image-count="0" meta:object-count="0" meta:page-count="2" meta:paragraph-count="33" meta:word-count="483" meta:character-count="2838" meta:non-whitespace-character-count="2397"/>
  </office:meta>
</office:document-meta>
</file>